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- Np - Nc</text:p>
          </table:table-cell>
          <table:table-cell office:value-type="string" calcext:value-type="string">
            <text:p>Execution Time (s)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2 – 1 – 1</text:p>
          </table:table-cell>
          <table:table-cell office:value-type="float" office:value="0.0835518" calcext:value-type="float">
            <text:p>0.0835518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8 – 1 – 1</text:p>
          </table:table-cell>
          <table:table-cell office:value-type="float" office:value="0.040304" calcext:value-type="float">
            <text:p>0.040304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32 – 1 – 1</text:p>
          </table:table-cell>
          <table:table-cell office:value-type="float" office:value="0.0372466" calcext:value-type="float">
            <text:p>0.0372466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2 – 1 – 2</text:p>
          </table:table-cell>
          <table:table-cell office:value-type="float" office:value="0.067029" calcext:value-type="float">
            <text:p>0.067029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8 – 1 – 2</text:p>
          </table:table-cell>
          <table:table-cell office:value-type="float" office:value="0.0556153" calcext:value-type="float">
            <text:p>0.0556153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32 – 1 – 2</text:p>
          </table:table-cell>
          <table:table-cell office:value-type="float" office:value="0.0469067" calcext:value-type="float">
            <text:p>0.0469067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2 – 1 – 4</text:p>
          </table:table-cell>
          <table:table-cell office:value-type="float" office:value="0.0664042" calcext:value-type="float">
            <text:p>0.0664042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8 – 1 – 4</text:p>
          </table:table-cell>
          <table:table-cell office:value-type="float" office:value="0.0638908" calcext:value-type="float">
            <text:p>0.0638908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32 – 1 – 4</text:p>
          </table:table-cell>
          <table:table-cell office:value-type="float" office:value="0.0638538" calcext:value-type="float">
            <text:p>0.0638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– 1 – 8</text:p>
          </table:table-cell>
          <table:table-cell office:value-type="float" office:value="0.0881877" calcext:value-type="float">
            <text:p>0.0881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– 1 – 8</text:p>
          </table:table-cell>
          <table:table-cell office:value-type="float" office:value="0.0864459" calcext:value-type="float">
            <text:p>0.0864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– 1 – 8</text:p>
          </table:table-cell>
          <table:table-cell office:value-type="float" office:value="0.0629767" calcext:value-type="float">
            <text:p>0.0629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– 1 – 16</text:p>
          </table:table-cell>
          <table:table-cell office:value-type="float" office:value="0.0851365" calcext:value-type="float">
            <text:p>0.0851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– 1 – 16</text:p>
          </table:table-cell>
          <table:table-cell office:value-type="float" office:value="0.0642337" calcext:value-type="float">
            <text:p>0.0642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– 1 – 16</text:p>
          </table:table-cell>
          <table:table-cell office:value-type="float" office:value="0.0619538" calcext:value-type="float">
            <text:p>0.061953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 – 2 – 1</text:p>
          </table:table-cell>
          <table:table-cell office:value-type="float" office:value="0.0671585" calcext:value-type="float">
            <text:p>0.0671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– 2 – 1</text:p>
          </table:table-cell>
          <table:table-cell office:value-type="float" office:value="0.0477183" calcext:value-type="float">
            <text:p>0.0477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– 2 – 1</text:p>
          </table:table-cell>
          <table:table-cell office:value-type="float" office:value="0.0486977" calcext:value-type="float">
            <text:p>0.0486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– 4 – 1</text:p>
          </table:table-cell>
          <table:table-cell office:value-type="float" office:value="0.0689218" calcext:value-type="float">
            <text:p>0.0689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– 4 – 1</text:p>
          </table:table-cell>
          <table:table-cell office:value-type="float" office:value="0.0650881" calcext:value-type="float">
            <text:p>0.0650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– 4 – 1</text:p>
          </table:table-cell>
          <table:table-cell office:value-type="float" office:value="0.0634143" calcext:value-type="float">
            <text:p>0.0634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– 8 – 1</text:p>
          </table:table-cell>
          <table:table-cell office:value-type="float" office:value="0.0729798" calcext:value-type="float">
            <text:p>0.0729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– 8 – 1</text:p>
          </table:table-cell>
          <table:table-cell office:value-type="float" office:value="0.0632783" calcext:value-type="float">
            <text:p>0.0632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– 8 – 1</text:p>
          </table:table-cell>
          <table:table-cell office:value-type="float" office:value="0.063095" calcext:value-type="float">
            <text:p>0.063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– 16 – 1</text:p>
          </table:table-cell>
          <table:table-cell office:value-type="float" office:value="0.0712548" calcext:value-type="float">
            <text:p>0.0712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– 16 – 1</text:p>
          </table:table-cell>
          <table:table-cell office:value-type="float" office:value="0.0676777" calcext:value-type="float">
            <text:p>0.0676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– 16 – 1</text:p>
          </table:table-cell>
          <table:table-cell office:value-type="float" office:value="0.0613862" calcext:value-type="float">
            <text:p>0.0613862</text:p>
          </table:table-cell>
          <table:table-cell table:number-columns-repeated="2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7:40:00.703376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4:02:17.514934003</meta:creation-date>
    <meta:generator>LibreOffice/5.1.6.2$Linux_X86_64 LibreOffice_project/10m0$Build-2</meta:generator>
    <dc:date>2017-04-07T18:53:36.186932610</dc:date>
    <meta:editing-duration>PT34M29S</meta:editing-duration>
    <meta:editing-cycles>6</meta:editing-cycles>
    <meta:document-statistic meta:table-count="1" meta:cell-count="56" meta:object-count="0"/>
  </office:meta>
</office:document-meta>
</file>